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780000001F4210AC5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solid" draw:fill-color="#ffd320" fo:min-height="0.75cm"/>
    </style:style>
    <style:style style:name="gr5" style:family="graphic" style:parent-style-name="standard">
      <style:graphic-properties draw:stroke="none" svg:stroke-color="#000000" draw:fill="solid" draw:fill-color="#ff950e" fo:min-height="0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3.8cm" svg:height="3.2cm" svg:x="4.1cm" svg:y="1.5cm">
          <text:p text:style-name="P1">credencial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3cm" svg:height="1cm" svg:x="1.5cm" svg:y="8.3cm">
          <text:p text:style-name="P1">inici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cm" svg:height="1cm" svg:x="1.5cm" svg:y="6.3cm">
          <text:p text:style-name="P1">log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cm" svg:height="2.5cm" svg:x="9.2cm" svg:y="1.8cm">
          <text:p text:style-name="P1">listado </text:p>
          <text:p text:style-name="P1">usuarios</text:p>
          <text:p text:style-name="P1">mas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cm" svg:height="4cm" svg:x="3cm" svg:y="15.7cm">
          <text:p text:style-name="P1">cerrar</text:p>
          <text:p text:style-name="P1">session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5cm" svg:height="1cm" svg:x="3cm" svg:y="13.5cm">
          <text:p text:style-name="P1">f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draw:line-skew="-1.099cm -0.499cm" svg:x1="3.6cm" svg:y1="24.9cm" svg:x2="3cm" svg:y2="17.7cm" draw:start-shape="id1" draw:start-glue-point="5" draw:end-shape="id2" draw:end-glue-point="5" svg:d="m3600 24900h-1600v-7200h1000">
          <text:p/>
        </draw:connector>
        <draw:connector draw:style-name="gr2" draw:text-style-name="P1" draw:layer="layout" draw:type="lines" svg:x1="7.9cm" svg:y1="3.1cm" svg:x2="9.2cm" svg:y2="3.05cm" draw:start-shape="id3" draw:start-glue-point="7" draw:end-shape="id4" svg:d="m7900 3100h502l297-50h501">
          <text:p/>
        </draw:connector>
        <draw:connector draw:style-name="gr2" draw:text-style-name="P1" draw:layer="layout" draw:type="lines" svg:x1="6.979cm" svg:y1="7.892cm" svg:x2="9.329cm" svg:y2="7.824cm" svg:d="m6979 7892v0l2350-68v0">
          <text:p/>
        </draw:connector>
        <draw:connector draw:style-name="gr2" draw:text-style-name="P1" draw:layer="layout" draw:type="lines" draw:line-skew="0.101cm -0.599cm" svg:x1="3cm" svg:y1="6.3cm" svg:x2="4.1cm" svg:y2="3.1cm" draw:start-shape="id5" draw:start-glue-point="0" draw:end-shape="id3" draw:end-glue-point="5" svg:d="m3000 6300v-400-2800h1100">
          <text:p/>
        </draw:connector>
        <draw:connector draw:style-name="gr2" draw:text-style-name="P1" draw:layer="layout" draw:type="lines" svg:x1="5.5cm" svg:y1="15.7cm" svg:x2="5.5cm" svg:y2="14.5cm" draw:start-shape="id2" draw:end-shape="id6" svg:d="m5500 15700v-501-197-502">
          <text:p/>
        </draw:connector>
        <draw:connector draw:style-name="gr2" draw:text-style-name="P1" draw:layer="layout" draw:type="lines" draw:line-skew="1.998cm" svg:x1="8cm" svg:y1="17.7cm" svg:x2="10.7cm" svg:y2="4.3cm" draw:start-shape="id2" draw:end-shape="id4" draw:end-glue-point="6" svg:d="m8000 17700h2500l200-12898v-502">
          <text:p/>
        </draw:connector>
        <draw:connector draw:style-name="gr2" draw:text-style-name="P1" draw:layer="layout" draw:type="lines" draw:line-skew="0cm 0.998cm" svg:x1="6cm" svg:y1="4.7cm" svg:x2="4.5cm" svg:y2="6.8cm" draw:start-shape="id3" draw:start-glue-point="6" draw:end-shape="id5" svg:d="m6000 4700v502 1598h-1500">
          <text:p/>
        </draw:connector>
        <draw:connector draw:style-name="gr2" draw:text-style-name="P1" draw:layer="layout" draw:type="lines" svg:x1="3cm" svg:y1="8.3cm" svg:x2="3cm" svg:y2="7.3cm" draw:start-shape="id7" draw:start-glue-point="0" draw:end-shape="id5" draw:end-glue-point="2" svg:d="m3000 8300v-501 3-502">
          <text:p/>
        </draw:connector>
        <draw:frame draw:style-name="gr3" draw:text-style-name="P3" draw:layer="layout" svg:width="4.291cm" svg:height="1.373cm" svg:x="3.5cm" svg:y="12.327cm">
          <draw:text-box>
            <text:p text:style-name="P2"><text:span text:style-name="T1">Accesos</text:span></text:p>
          </draw:text-box>
        </draw:frame>
        <draw:custom-shape draw:style-name="gr1" draw:text-style-name="P1" xml:id="id8" draw:id="id8" draw:layer="layout" svg:width="3.8cm" svg:height="3.2cm" svg:x="13.9cm" svg:y="1.4cm">
          <text:p text:style-name="P1">mast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3.8cm" svg:height="3.2cm" svg:x="16.6cm" svg:y="4.6cm">
          <text:p text:style-name="P1">trafic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3.8cm" svg:height="3.2cm" svg:x="16.6cm" svg:y="8.8cm">
          <text:p text:style-name="P1">custom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3.8cm" svg:height="3.2cm" svg:x="16.6cm" svg:y="12.8cm">
          <text:p text:style-name="P1">seguro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0.298cm -0.099cm" svg:x1="17.7cm" svg:y1="3cm" svg:x2="18.5cm" svg:y2="4.6cm" draw:start-shape="id8" draw:start-glue-point="7" draw:end-shape="id9" draw:end-glue-point="4" svg:d="m17700 3000h800v1000 600">
          <text:p/>
        </draw:connector>
        <draw:connector draw:style-name="gr2" draw:text-style-name="P1" draw:layer="layout" draw:type="lines" svg:x1="12.2cm" svg:y1="3.05cm" svg:x2="13.9cm" svg:y2="3cm" draw:start-shape="id4" draw:start-glue-point="7" draw:end-shape="id8" draw:end-glue-point="5" svg:d="m12200 3050h502l697-50h501">
          <text:p/>
        </draw:connector>
        <draw:connector draw:style-name="gr2" draw:text-style-name="P1" draw:layer="layout" draw:type="lines" svg:x1="18.5cm" svg:y1="7.8cm" svg:x2="18.5cm" svg:y2="8.8cm" draw:start-shape="id9" draw:start-glue-point="6" draw:end-shape="id10" draw:end-glue-point="4" svg:d="m18500 7800v502-3 501">
          <text:p/>
        </draw:connector>
        <draw:connector draw:style-name="gr2" draw:text-style-name="P1" draw:layer="layout" draw:type="lines" svg:x1="18.5cm" svg:y1="12cm" svg:x2="18.5cm" svg:y2="12.8cm" draw:start-shape="id10" draw:start-glue-point="6" draw:end-shape="id11" draw:end-glue-point="4" svg:d="m18500 12000v502-203 501">
          <text:p/>
        </draw:connector>
        <draw:frame draw:style-name="gr4" draw:layer="layout" svg:width="1cm" svg:height="1cm" svg:x="16.1cm" svg:y="4.5cm">
          <draw:text-box>
            <text:p>T</text:p>
          </draw:text-box>
        </draw:frame>
        <draw:frame draw:style-name="gr4" draw:layer="layout" svg:width="1cm" svg:height="1cm" svg:x="16.1cm" svg:y="6.8cm">
          <draw:text-box>
            <text:p>T</text:p>
          </draw:text-box>
        </draw:frame>
        <draw:frame draw:style-name="gr4" draw:layer="layout" svg:width="1cm" svg:height="1cm" svg:x="4.3cm" svg:y="14.8cm">
          <draw:text-box>
            <text:p>T</text:p>
          </draw:text-box>
        </draw:frame>
        <draw:frame draw:style-name="gr4" draw:layer="layout" svg:width="1cm" svg:height="1cm" svg:x="15.5cm" svg:y="10.5cm">
          <draw:text-box>
            <text:p>T</text:p>
          </draw:text-box>
        </draw:frame>
        <draw:frame draw:style-name="gr4" draw:layer="layout" svg:width="1cm" svg:height="1cm" svg:x="15.5cm" svg:y="14.5cm">
          <draw:text-box>
            <text:p>T</text:p>
          </draw:text-box>
        </draw:frame>
        <draw:frame draw:style-name="gr4" draw:layer="layout" svg:width="1cm" svg:height="1cm" svg:x="7.9cm" svg:y="1.9cm">
          <draw:text-box>
            <text:p>T</text:p>
          </draw:text-box>
        </draw:frame>
        <draw:frame draw:style-name="gr5" draw:layer="layout" svg:width="1cm" svg:height="0.963cm" svg:x="18.7cm" svg:y="11.9cm">
          <draw:text-box>
            <text:p>F</text:p>
          </draw:text-box>
        </draw:frame>
        <draw:frame draw:style-name="gr5" draw:layer="layout" svg:width="1cm" svg:height="0.963cm" svg:x="8.1cm" svg:y="16.637cm">
          <draw:text-box>
            <text:p>F</text:p>
          </draw:text-box>
        </draw:frame>
        <draw:frame draw:style-name="gr5" draw:layer="layout" svg:width="1cm" svg:height="0.963cm" svg:x="18.6cm" svg:y="7.737cm">
          <draw:text-box>
            <text:p>F</text:p>
          </draw:text-box>
        </draw:frame>
        <draw:frame draw:style-name="gr5" draw:layer="layout" svg:width="1cm" svg:height="0.963cm" svg:x="18.7cm" svg:y="15.937cm">
          <draw:text-box>
            <text:p>F</text:p>
          </draw:text-box>
        </draw:frame>
        <draw:frame draw:style-name="gr5" draw:layer="layout" svg:width="1cm" svg:height="0.963cm" svg:x="4.8cm" svg:y="4.8cm">
          <draw:text-box>
            <text:p>F</text:p>
          </draw:text-box>
        </draw:frame>
        <draw:frame draw:style-name="gr5" draw:layer="layout" svg:width="1cm" svg:height="0.963cm" svg:x="17.5cm" svg:y="1.9cm">
          <draw:text-box>
            <text:p>F</text:p>
          </draw:text-box>
        </draw:frame>
        <draw:connector draw:style-name="gr2" draw:text-style-name="P1" draw:layer="layout" draw:type="lines" svg:x1="18.5cm" svg:y1="16cm" svg:x2="18.5cm" svg:y2="17cm" draw:start-shape="id11" draw:start-glue-point="6" draw:end-shape="id12" draw:end-glue-point="4" svg:d="m18500 16000v502-3 501">
          <text:p/>
        </draw:connector>
        <draw:connector draw:style-name="gr2" draw:text-style-name="P1" draw:layer="layout" draw:type="lines" svg:x1="18.5cm" svg:y1="24.3cm" svg:x2="13.13cm" svg:y2="24.9cm" draw:start-shape="id13" draw:start-glue-point="6" draw:end-shape="id14" draw:end-glue-point="7" svg:d="m18500 24300v502l-4868 98h-502">
          <text:p/>
        </draw:connector>
        <draw:frame draw:style-name="gr6" draw:text-style-name="P1" draw:layer="layout" svg:width="6.674cm" svg:height="2cm" svg:x="5.826cm" svg:y="9cm">
          <draw:image xlink:href="Pictures/10000000000000780000001F4210AC57.gif" xlink:type="simple" xlink:show="embed" xlink:actuate="onLoad">
            <text:p/>
          </draw:image>
        </draw:frame>
        <draw:custom-shape draw:style-name="gr1" draw:text-style-name="P1" xml:id="id12" draw:id="id12" draw:layer="layout" svg:width="3.8cm" svg:height="3.2cm" svg:x="16.6cm" svg:y="17cm">
          <text:p text:style-name="P1">wm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svg:x1="18.5cm" svg:y1="20.2cm" svg:x2="18.5cm" svg:y2="21.1cm" draw:start-shape="id12" draw:start-glue-point="6" draw:end-shape="id13" draw:end-glue-point="4" svg:d="m18500 20200v502-103 501">
          <text:p/>
        </draw:connector>
        <draw:custom-shape draw:style-name="gr1" draw:text-style-name="P1" xml:id="id13" draw:id="id13" draw:layer="layout" svg:width="3.8cm" svg:height="3.2cm" svg:x="16.6cm" svg:y="21.1cm">
          <text:p text:style-name="P1">baw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4" draw:id="id14" draw:layer="layout" svg:width="3.8cm" svg:height="3.2cm" svg:x="9.33cm" svg:y="23.3cm">
          <text:p text:style-name="P1">manifiesto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3.8cm" svg:height="3.2cm" svg:x="3.6cm" svg:y="23.3cm">
          <text:p text:style-name="P1">caj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svg:x1="9.33cm" svg:y1="24.9cm" svg:x2="7.4cm" svg:y2="24.9cm" draw:start-shape="id14" draw:end-shape="id1" svg:d="m9330 24900h-501-927-502">
          <text:p/>
        </draw:connector>
        <draw:custom-shape draw:style-name="gr7" draw:text-style-name="P1" xml:id="id15" draw:id="id15" draw:layer="layout" svg:width="1.5cm" svg:height="1.5cm" svg:x="13.3cm" svg:y="4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s" draw:line-skew="-0.102cm 0.499cm" svg:x1="15.8cm" svg:y1="4.6cm" svg:x2="14.8cm" svg:y2="5.35cm" draw:start-shape="id8" draw:start-glue-point="6" draw:end-shape="id15" draw:end-glue-point="10" svg:d="m15800 4600v400 350h-1000">
          <text:p/>
        </draw:connector>
        <draw:custom-shape draw:style-name="gr1" draw:text-style-name="P1" xml:id="id16" draw:id="id16" draw:layer="layout" svg:width="1.5cm" svg:height="1.5cm" svg:x="13.4cm" svg:y="7cm">
          <text:p text:style-name="P1"><text:s text:c="10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1" xml:id="id17" draw:id="id17" draw:layer="layout" svg:width="1.5cm" svg:height="1.5cm" svg:x="13.4cm" svg:y="9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1" xml:id="id18" draw:id="id18" draw:layer="layout" svg:width="1.5cm" svg:height="1.5cm" svg:x="13.4cm" svg:y="13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1" xml:id="id19" draw:id="id19" draw:layer="layout" svg:width="1.5cm" svg:height="1.5cm" svg:x="13.4cm" svg:y="1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1" xml:id="id20" draw:id="id20" draw:layer="layout" svg:width="1.5cm" svg:height="1.5cm" svg:x="13.4cm" svg:y="2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1" xml:id="id21" draw:id="id21" draw:layer="layout" svg:width="1.5cm" svg:height="1.5cm" svg:x="4.78cm" svg:y="20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s" draw:line-skew="-0.099cm 0.499cm" svg:x1="16.6cm" svg:y1="6.2cm" svg:x2="14.9cm" svg:y2="7.75cm" draw:start-shape="id9" draw:start-glue-point="5" draw:end-shape="id16" draw:end-glue-point="10" svg:d="m16600 6200h-600l-100 1550h-1000">
          <text:p/>
        </draw:connector>
        <draw:connector draw:style-name="gr2" draw:text-style-name="P1" draw:layer="layout" draw:type="lines" svg:x1="16.6cm" svg:y1="10.4cm" svg:x2="14.9cm" svg:y2="10.35cm" draw:start-shape="id10" draw:end-shape="id17" svg:d="m16600 10400h-501l-698-50h-501">
          <text:p/>
        </draw:connector>
        <draw:connector draw:style-name="gr2" draw:text-style-name="P1" draw:layer="layout" draw:type="lines" svg:x1="16.6cm" svg:y1="14.4cm" svg:x2="14.9cm" svg:y2="14.45cm" draw:start-shape="id11" draw:start-glue-point="5" draw:end-shape="id18" draw:end-glue-point="10" svg:d="m16600 14400h-501l-698 50h-501">
          <text:p/>
        </draw:connector>
        <draw:connector draw:style-name="gr2" draw:text-style-name="P1" draw:layer="layout" draw:type="lines" svg:x1="16.6cm" svg:y1="18.6cm" svg:x2="14.9cm" svg:y2="18.55cm" draw:start-shape="id12" draw:start-glue-point="5" draw:end-shape="id19" draw:end-glue-point="10" svg:d="m16600 18600h-501l-698-50h-501">
          <text:p/>
        </draw:connector>
        <draw:connector draw:style-name="gr2" draw:text-style-name="P1" draw:layer="layout" draw:type="lines" svg:x1="16.6cm" svg:y1="22.7cm" svg:x2="14.9cm" svg:y2="22.65cm" draw:start-shape="id13" draw:end-shape="id20" draw:end-glue-point="10" svg:d="m16600 22700h-501l-698-50h-501">
          <text:p/>
        </draw:connector>
        <draw:connector draw:style-name="gr2" draw:text-style-name="P1" draw:layer="layout" draw:type="lines" svg:x1="5.5cm" svg:y1="23.3cm" svg:x2="5.53cm" svg:y2="22cm" draw:start-shape="id1" draw:start-glue-point="4" draw:end-shape="id21" svg:d="m5500 23300v-501l30-298v-501">
          <text:p/>
        </draw:connector>
        <draw:custom-shape draw:style-name="gr7" draw:text-style-name="P1" xml:id="id22" draw:id="id22" draw:layer="layout" svg:width="1.5cm" svg:height="1.5cm" svg:x="10.5cm" svg:y="20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s" svg:x1="11.23cm" svg:y1="23.3cm" svg:x2="11.25cm" svg:y2="22cm" draw:start-shape="id14" draw:end-shape="id22" svg:d="m11230 23300v-501l20-298v-501">
          <text:p/>
        </draw:connector>
        <draw:frame draw:style-name="gr4" draw:layer="layout" svg:width="1cm" svg:height="1cm" svg:x="15.5cm" svg:y="18.7cm">
          <draw:text-box>
            <text:p>T</text:p>
          </draw:text-box>
        </draw:frame>
        <draw:frame draw:style-name="gr4" draw:layer="layout" svg:width="1cm" svg:height="1cm" svg:x="15.5cm" svg:y="22.8cm">
          <draw:text-box>
            <text:p>T</text:p>
          </draw:text-box>
        </draw:frame>
        <draw:frame draw:style-name="gr4" draw:layer="layout" svg:width="1cm" svg:height="1cm" svg:x="10.1cm" svg:y="22.3cm">
          <draw:text-box>
            <text:p>T</text:p>
          </draw:text-box>
        </draw:frame>
        <draw:frame draw:style-name="gr4" draw:layer="layout" svg:width="1cm" svg:height="1cm" svg:x="4.4cm" svg:y="22.3cm">
          <draw:text-box>
            <text:p>T</text:p>
          </draw:text-box>
        </draw:frame>
        <draw:frame draw:style-name="gr5" draw:layer="layout" svg:width="1cm" svg:height="0.963cm" svg:x="18.7cm" svg:y="20.1cm">
          <draw:text-box>
            <text:p>F</text:p>
          </draw:text-box>
        </draw:frame>
        <draw:frame draw:style-name="gr5" draw:layer="layout" svg:width="1cm" svg:height="0.963cm" svg:x="18.7cm" svg:y="24.337cm">
          <draw:text-box>
            <text:p>F</text:p>
          </draw:text-box>
        </draw:frame>
        <draw:frame draw:style-name="gr5" draw:layer="layout" svg:width="1cm" svg:height="0.963cm" svg:x="8.3cm" svg:y="25cm">
          <draw:text-box>
            <text:p>F</text:p>
          </draw:text-box>
        </draw:frame>
        <draw:frame draw:style-name="gr5" draw:layer="layout" svg:width="1cm" svg:height="0.963cm" svg:x="2.5cm" svg:y="24.937cm">
          <draw:text-box>
            <text:p>F</text:p>
          </draw:text-box>
        </draw:frame>
        <draw:rect draw:style-name="gr8" draw:text-style-name="P1" draw:layer="layout" svg:width="2.5cm" svg:height="0.5cm" svg:x="6.9cm" svg:y="7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ises Mazariegos</meta:initial-creator>
    <meta:creation-date>2014-03-06T08:57:51.57</meta:creation-date>
    <dc:date>2015-02-17T10:16:25.78</dc:date>
    <dc:creator>Hans Meckler</dc:creator>
    <meta:editing-duration>PT2H19M35S</meta:editing-duration>
    <meta:editing-cycles>20</meta:editing-cycles>
    <meta:generator>OpenOffice.org/3.3$Win32 OpenOffice.org_project/330m20$Build-9567</meta:generator>
    <meta:document-statistic meta:object-count="69"/>
  </office:meta>
</office:document-meta>
</file>